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EEEEEE"/>
      <style:text-properties fo:font-size="8pt" style:font-size-asian="8pt" style:font-size-complex="8pt"/>
    </style:style>
    <style:style style:name="ce14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1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3.57716666666667cm"/>
    </style:style>
    <style:style style:name="co6" style:family="table-column">
      <style:table-column-properties fo:break-before="auto" style:column-width="3.76766666666667cm"/>
    </style:style>
    <style:style style:name="co7" style:family="table-column">
      <style:table-column-properties fo:break-before="auto" style:column-width="1.18533333333333cm"/>
    </style:style>
    <style:style style:name="co8" style:family="table-column">
      <style:table-column-properties fo:break-before="auto" style:column-width="0.994833333333333cm"/>
    </style:style>
    <style:style style:name="co9" style:family="table-column">
      <style:table-column-properties fo:break-before="auto" style:column-width="43.30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"/>
    </style:style>
    <style:style style:name="ce19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"/>
    </style:style>
    <style:style style:name="ce20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SBLANK([.D3]))" style:apply-style-name="cf2" style:base-cell-address="participação.D3"/>
    </style:style>
    <style:style style:name="ce21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  <style:map style:condition="of:is-true-formula(ISBLANK([.D3]))" style:apply-style-name="cf2" style:base-cell-address="participação.D3"/>
    </style:style>
    <style:style style:name="ce22" style:family="table-cell" style:parent-style-name="Default" style:data-style-name="N1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  <style:map style:condition="of:is-true-formula(ISBLANK([.D3]))" style:apply-style-name="cf2" style:base-cell-address="participação.D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rup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mec:</text:p>
          </table:table-cell>
          <table:table-cell office:value-type="string" table:style-name="ce2">
            <text:p>nome</text:p>
          </table:table-cell>
          <table:table-cell table:number-columns-repeated="16382"/>
        </table:table-row>
        <table:table-row table:style-name="ro1">
          <table:table-cell office:value-type="float" office:value="103361" table:style-name="ce3">
            <text:p>103361</text:p>
          </table:table-cell>
          <table:table-cell office:value-type="string" table:style-name="ce3">
            <text:p>João Rodrigo Pinheiro Faria de Andrade</text:p>
          </table:table-cell>
          <table:table-cell table:number-columns-repeated="16382"/>
        </table:table-row>
        <table:table-row table:style-name="ro1">
          <table:table-cell office:value-type="float" office:value="102537" table:style-name="ce3">
            <text:p>102537</text:p>
          </table:table-cell>
          <table:table-cell office:value-type="string" table:style-name="ce3">
            <text:p>Daniel Alexadre Martins da Silva</text:p>
          </table:table-cell>
          <table:table-cell table:number-columns-repeated="16382"/>
        </table:table-row>
        <table:table-row table:style-name="ro1">
          <table:table-cell office:value-type="float" office:value="77548" table:style-name="ce3">
            <text:p>77548</text:p>
          </table:table-cell>
          <table:table-cell office:value-type="string" table:style-name="ce3">
            <text:p>Filipe André Fontes Costa</text:p>
          </table:table-cell>
          <table:table-cell table:number-columns-repeated="16382"/>
        </table:table-row>
        <table:table-row table:style-name="ro1">
          <table:table-cell office:value-type="float" office:value="102690" table:style-name="ce3">
            <text:p>102690</text:p>
          </table:table-cell>
          <table:table-cell office:value-type="string" table:style-name="ce3">
            <text:p>João Pedro Ferreira Monteiro</text:p>
          </table:table-cell>
          <table:table-cell table:number-columns-repeated="16382"/>
        </table:table-row>
        <table:table-row table:style-name="ro1">
          <table:table-cell office:value-type="float" office:value="104056" table:style-name="ce3">
            <text:p>104056</text:p>
          </table:table-cell>
          <table:table-cell office:value-type="string" table:style-name="ce3">
            <text:p>Bárbara Monteiro Morei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mec6</text:p>
          </table:table-cell>
          <table:table-cell office:value-type="string" table:style-name="ce4">
            <text:p>nome6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participação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default-cell-style-name="ce1"/>
        <table:table-column table:style-name="co1" table:number-columns-repeated="16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table:number-columns-repeated="3" table:style-name="ce2"/>
          <table:table-cell office:value-type="float" office:value="103361" table:formula="of:=IF(ISBLANK([grupo.A2]);&quot;&quot;;[grupo.A2])" table:style-name="ce2">
            <text:p>103361</text:p>
          </table:table-cell>
          <table:table-cell office:value-type="float" office:value="102537" table:formula="of:=IF(ISBLANK([grupo.A3]);&quot;&quot;;[grupo.A3])" table:style-name="ce2">
            <text:p>102537</text:p>
          </table:table-cell>
          <table:table-cell office:value-type="float" office:value="77548" table:formula="of:=IF(ISBLANK([grupo.A4]);&quot;&quot;;[grupo.A4])" table:style-name="ce2">
            <text:p>77548</text:p>
          </table:table-cell>
          <table:table-cell office:value-type="float" office:value="102690" table:formula="of:=IF(ISBLANK([grupo.A5]);&quot;&quot;;[grupo.A5])" table:style-name="ce2">
            <text:p>102690</text:p>
          </table:table-cell>
          <table:table-cell office:value-type="float" office:value="104056" table:formula="of:=IF(ISBLANK([grupo.A6]);&quot;&quot;;[grupo.A6])" table:style-name="ce2">
            <text:p>104056</text:p>
          </table:table-cell>
          <table:table-cell office:value-type="string" office:string-value="nmec6" table:formula="of:=IF(ISBLANK([grupo.A7]);&quot;&quot;;[grupo.A7])" table:style-name="ce2">
            <text:p>nmec6</text:p>
          </table:table-cell>
          <table:table-cell table:style-name="ce2"/>
          <table:table-cell table:number-columns-repeated="16" table:style-name="ce5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ile(s)</text:p>
          </table:table-cell>
          <table:table-cell office:value-type="string" table:style-name="ce2">
            <text:p>effort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sum</text:p>
          </table:table-cell>
          <table:table-cell table:number-columns-repeated="16" table:style-name="ce5"/>
          <table:table-cell table:number-columns-repeated="16358"/>
        </table:table-row>
        <table:table-row table:style-name="ro1">
          <table:table-cell office:value-type="string" table:number-columns-spanned="1" table:number-rows-spanned="7" table:style-name="ce16">
            <text:p>PCT</text:p>
          </table:table-cell>
          <table:table-cell office:value-type="string" table:style-name="ce7">
            <text:p>pct.cpp, pct_module.h</text:p>
          </table:table-cell>
          <table:table-cell office:value-type="string" table:style-name="ce8">
            <text:p>2--3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table:style-name="ce20"/>
          <table:table-cell office:value-type="percentage" office:value="1" table:formula="of:=SUM([.D3:.I3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init.cpp</text:p>
          </table:table-cell>
          <table:table-cell office:value-type="string" table:style-name="ce6">
            <text:p>3--3</text:p>
          </table:table-cell>
          <table:table-cell table:style-name="ce20"/>
          <table:table-cell table:style-name="ce20"/>
          <table:table-cell office:value-type="percentage" office:value="0.2" table:style-name="ce20">
            <text:p>20%</text:p>
          </table:table-cell>
          <table:table-cell office:value-type="percentage" office:value="0.8" table:style-name="ce20">
            <text:p>80%</text:p>
          </table:table-cell>
          <table:table-cell table:style-name="ce20"/>
          <table:table-cell table:style-name="ce20"/>
          <table:table-cell office:value-type="percentage" office:value="1" table:formula="of:=SUM([.D4:.I4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insert.cpp</text:p>
          </table:table-cell>
          <table:table-cell office:value-type="string" table:style-name="ce6">
            <text:p>2--3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office:value-type="percentage" office:value="1" table:formula="of:=SUM([.D5:.I5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print.cpp</text:p>
          </table:table-cell>
          <table:table-cell office:value-type="string" table:style-name="ce6">
            <text:p>2--3</text:p>
          </table:table-cell>
          <table:table-cell office:value-type="percentage" office:value="0.5" table:style-name="ce20">
            <text:p>50%</text:p>
          </table:table-cell>
          <table:table-cell table:style-name="ce20"/>
          <table:table-cell table:style-name="ce20"/>
          <table:table-cell table:style-name="ce20"/>
          <table:table-cell office:value-type="percentage" office:value="0.5" table:style-name="ce20">
            <text:p>50%</text:p>
          </table:table-cell>
          <table:table-cell table:style-name="ce20"/>
          <table:table-cell office:value-type="percentage" office:value="1" table:formula="of:=SUM([.D6:.I6])" table:style-name="ce19">
            <text:p>100%</text:p>
          </table:table-cell>
          <table:table-cell table:style-name="ce10"/>
          <table:table-cell table:style-name="ce11"/>
          <table:table-cell table:number-columns-repeated="14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getters.cpp</text:p>
          </table:table-cell>
          <table:table-cell office:value-type="string" table:style-name="ce6">
            <text:p>1--2</text:p>
          </table:table-cell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7:.I7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setters.cpp</text:p>
          </table:table-cell>
          <table:table-cell office:value-type="string" table:style-name="ce6">
            <text:p>1--2</text:p>
          </table:table-cell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8:.I8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pct_state_as_string.cpp</text:p>
          </table:table-cell>
          <table:table-cell office:value-type="string" table:style-name="ce6">
            <text:p>1--2</text:p>
          </table:table-cell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9:.I9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table-cell office:value-type="string" table:number-columns-spanned="1" table:number-rows-spanned="8" table:style-name="ce17">
            <text:p>PEQ</text:p>
          </table:table-cell>
          <table:table-cell office:value-type="string" table:style-name="ce13">
            <text:p>peq.cpp, peq_module.h</text:p>
          </table:table-cell>
          <table:table-cell office:value-type="string" table:style-name="ce12">
            <text:p>2--2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table:style-name="ce21"/>
          <table:table-cell office:value-type="percentage" office:value="1" table:formula="of:=SUM([.D10:.I10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init.cpp</text:p>
          </table:table-cell>
          <table:table-cell office:value-type="string" table:style-name="ce12">
            <text:p>3--3</text:p>
          </table:table-cell>
          <table:table-cell table:style-name="ce21"/>
          <table:table-cell table:style-name="ce21"/>
          <table:table-cell office:value-type="percentage" office:value="0.5" table:style-name="ce21">
            <text:p>50%</text:p>
          </table:table-cell>
          <table:table-cell office:value-type="percentage" office:value="0.5" table:style-name="ce21">
            <text:p>50%</text:p>
          </table:table-cell>
          <table:table-cell table:style-name="ce21"/>
          <table:table-cell table:style-name="ce21"/>
          <table:table-cell office:value-type="percentage" office:value="1" table:formula="of:=SUM([.D11:.I11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insert.cpp</text:p>
          </table:table-cell>
          <table:table-cell office:value-type="string" table:style-name="ce12">
            <text:p>2--3</text:p>
          </table:table-cell>
          <table:table-cell table:style-name="ce21"/>
          <table:table-cell table:style-name="ce21"/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table:style-name="ce21"/>
          <table:table-cell office:value-type="percentage" office:value="1" table:formula="of:=SUM([.D12:.I12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print.cpp</text:p>
          </table:table-cell>
          <table:table-cell office:value-type="string" table:style-name="ce12">
            <text:p>2--3</text:p>
          </table:table-cell>
          <table:table-cell office:value-type="percentage" office:value="0.35" table:style-name="ce21">
            <text:p>35%</text:p>
          </table:table-cell>
          <table:table-cell office:value-type="percentage" office:value="0.65" table:style-name="ce21">
            <text:p>65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percentage" office:value="1" table:formula="of:=SUM([.D13:.I13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fetch.cpp</text:p>
          </table:table-cell>
          <table:table-cell office:value-type="string" table:style-name="ce12">
            <text:p>3--4</text:p>
          </table:table-cell>
          <table:table-cell table:style-name="ce21"/>
          <table:table-cell table:style-name="ce21"/>
          <table:table-cell office:value-type="percentage" office:value="0.5" table:style-name="ce21">
            <text:p>50%</text:p>
          </table:table-cell>
          <table:table-cell office:value-type="percentage" office:value="0.5" table:style-name="ce21">
            <text:p>50%</text:p>
          </table:table-cell>
          <table:table-cell table:style-name="ce21"/>
          <table:table-cell table:style-name="ce21"/>
          <table:table-cell office:value-type="percentage" office:value="1" table:formula="of:=SUM([.D14:.I14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is_empty.cpp</text:p>
          </table:table-cell>
          <table:table-cell office:value-type="string" table:style-name="ce12">
            <text:p>2--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percentage" office:value="1" table:style-name="ce22">
            <text:p>100%</text:p>
          </table:table-cell>
          <table:table-cell table:style-name="ce21"/>
          <table:table-cell office:value-type="percentage" office:value="1" table:formula="of:=SUM([.D15:.I15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type_as_string.cpp</text:p>
          </table:table-cell>
          <table:table-cell office:value-type="string" table:style-name="ce12">
            <text:p>1--2</text:p>
          </table:table-cell>
          <table:table-cell office:value-type="percentage" office:value="0.5" table:style-name="ce21">
            <text:p>50%</text:p>
          </table:table-cell>
          <table:table-cell table:style-name="ce21"/>
          <table:table-cell office:value-type="percentage" office:value="0.5" table:style-name="ce21">
            <text:p>50%</text:p>
          </table:table-cell>
          <table:table-cell table:style-name="ce21"/>
          <table:table-cell table:style-name="ce21"/>
          <table:table-cell table:style-name="ce21"/>
          <table:table-cell office:value-type="percentage" office:value="1" table:formula="of:=SUM([.D16:.I16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peq_first_postponed.cpp</text:p>
          </table:table-cell>
          <table:table-cell office:value-type="string" table:style-name="ce12">
            <text:p>2--2</text:p>
          </table:table-cell>
          <table:table-cell table:style-name="ce21"/>
          <table:table-cell table:style-name="ce21"/>
          <table:table-cell table:style-name="ce21"/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office:value-type="percentage" office:value="1" table:formula="of:=SUM([.D17:.I17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table-cell office:value-type="string" table:number-columns-spanned="1" table:number-rows-spanned="11" table:style-name="ce16">
            <text:p>MEM</text:p>
          </table:table-cell>
          <table:table-cell office:value-type="string" table:style-name="ce7">
            <text:p>mem.cpp, mem_module.h</text:p>
          </table:table-cell>
          <table:table-cell office:value-type="string" table:style-name="ce6">
            <text:p>2--3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2" table:style-name="ce20">
            <text:p>20%</text:p>
          </table:table-cell>
          <table:table-cell table:style-name="ce20"/>
          <table:table-cell office:value-type="percentage" office:value="1" table:formula="of:=SUM([.D18:.I18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init.cpp</text:p>
          </table:table-cell>
          <table:table-cell office:value-type="string" table:style-name="ce6">
            <text:p>2--3</text:p>
          </table:table-cell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19:.I19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print.cpp</text:p>
          </table:table-cell>
          <table:table-cell office:value-type="string" table:style-name="ce6">
            <text:p>2--3</text:p>
          </table:table-cell>
          <table:table-cell office:value-type="percentage" office:value="0.8" table:style-name="ce20">
            <text:p>80%</text:p>
          </table:table-cell>
          <table:table-cell table:style-name="ce20"/>
          <table:table-cell table:style-name="ce20"/>
          <table:table-cell table:style-name="ce20"/>
          <table:table-cell office:value-type="percentage" office:value="0.2" table:style-name="ce20">
            <text:p>20%</text:p>
          </table:table-cell>
          <table:table-cell table:style-name="ce20"/>
          <table:table-cell office:value-type="percentage" office:value="1" table:formula="of:=SUM([.D20:.I20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alloc.cpp</text:p>
          </table:table-cell>
          <table:table-cell office:value-type="string" table:style-name="ce6">
            <text:p>1--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office:value-type="percentage" office:value="1" table:formula="of:=SUM([.D21:.I21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ff_alloc.cpp</text:p>
          </table:table-cell>
          <table:table-cell office:value-type="string" table:style-name="ce6">
            <text:p>3--4</text:p>
          </table:table-cell>
          <table:table-cell table:style-name="ce20"/>
          <table:table-cell table:style-name="ce20"/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office:value-type="percentage" office:value="1" table:formula="of:=SUM([.D22:.I22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nf_alloc.cpp</text:p>
          </table:table-cell>
          <table:table-cell office:value-type="string" table:style-name="ce6">
            <text:p>3--4</text:p>
          </table:table-cell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23:.I23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bf_alloc.cpp</text:p>
          </table:table-cell>
          <table:table-cell office:value-type="string" table:style-name="ce6">
            <text:p>3--4</text:p>
          </table:table-cell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24:.I24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wf_alloc.cpp</text:p>
          </table:table-cell>
          <table:table-cell office:value-type="string" table:style-name="ce6">
            <text:p>3--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style-name="ce22">
            <text:p>100%</text:p>
          </table:table-cell>
          <table:table-cell table:style-name="ce20"/>
          <table:table-cell office:value-type="percentage" office:value="1" table:formula="of:=SUM([.D25:.I25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free.cpp</text:p>
          </table:table-cell>
          <table:table-cell office:value-type="string" table:style-name="ce6">
            <text:p>3--4</text:p>
          </table:table-cell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formula="of:=SUM([.D26:.I26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getters.cpp</text:p>
          </table:table-cell>
          <table:table-cell office:value-type="string" table:style-name="ce6">
            <text:p>1--2</text:p>
          </table:table-cell>
          <table:table-cell table:style-name="ce20"/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table:style-name="ce20"/>
          <table:table-cell table:style-name="ce20"/>
          <table:table-cell office:value-type="percentage" office:value="1" table:formula="of:=SUM([.D27:.I27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7">
            <text:p>mem_policy_as_string.cpp</text:p>
          </table:table-cell>
          <table:table-cell office:value-type="string" table:style-name="ce6">
            <text:p>1--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percentage" office:value="1" table:style-name="ce20">
            <text:p>100%</text:p>
          </table:table-cell>
          <table:table-cell table:style-name="ce20"/>
          <table:table-cell office:value-type="percentage" office:value="1" table:formula="of:=SUM([.D28:.I28])" table:style-name="ce19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table-cell office:value-type="string" table:number-columns-spanned="1" table:number-rows-spanned="5" table:style-name="ce17">
            <text:p>SIM</text:p>
          </table:table-cell>
          <table:table-cell office:value-type="string" table:style-name="ce13">
            <text:p>sim.cpp, sim_module.h</text:p>
          </table:table-cell>
          <table:table-cell office:value-type="string" table:style-name="ce12">
            <text:p>2--2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" table:style-name="ce21">
            <text:p>20%</text:p>
          </table:table-cell>
          <table:table-cell table:style-name="ce21"/>
          <table:table-cell office:value-type="percentage" office:value="1" table:formula="of:=SUM([.D29:.I29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sim_init.cpp</text:p>
          </table:table-cell>
          <table:table-cell office:value-type="string" table:style-name="ce12">
            <text:p>2--2</text:p>
          </table:table-cell>
          <table:table-cell table:style-name="ce21"/>
          <table:table-cell table:style-name="ce21"/>
          <table:table-cell table:style-name="ce21"/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office:value-type="percentage" office:value="1" table:formula="of:=SUM([.D30:.I30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sim_run.cpp</text:p>
          </table:table-cell>
          <table:table-cell office:value-type="string" table:style-name="ce12">
            <text:p>4--5</text:p>
          </table:table-cell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percentage" office:value="1" table:formula="of:=SUM([.D31:.I31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sim_check_syntax.cpp</text:p>
          </table:table-cell>
          <table:table-cell office:value-type="string" table:style-name="ce12">
            <text:p>3--4</text:p>
          </table:table-cell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percentage" office:value="1" table:formula="of:=SUM([.D32:.I32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style-name="ro1">
          <table:covered-table-cell/>
          <table:table-cell office:value-type="string" table:style-name="ce13">
            <text:p>sim_getters.cpp</text:p>
          </table:table-cell>
          <table:table-cell office:value-type="string" table:style-name="ce12">
            <text:p>1--1</text:p>
          </table:table-cell>
          <table:table-cell table:style-name="ce21"/>
          <table:table-cell table:style-name="ce21"/>
          <table:table-cell office:value-type="percentage" office:value="1" table:style-name="ce21">
            <text:p>100%</text:p>
          </table:table-cell>
          <table:table-cell table:style-name="ce21"/>
          <table:table-cell table:style-name="ce21"/>
          <table:table-cell table:style-name="ce21"/>
          <table:table-cell office:value-type="percentage" office:value="1" table:formula="of:=SUM([.D33:.I33])" table:style-name="ce18">
            <text:p>100%</text:p>
          </table:table-cell>
          <table:table-cell table:number-columns-repeated="16" table:style-name="ce10"/>
          <table:table-cell table:number-columns-repeated="16358"/>
        </table:table-row>
        <table:table-row table:number-rows-repeated="967" table:style-name="ro1">
          <table:table-cell table:number-columns-repeated="2" table:style-name="ce10"/>
          <table:table-cell table:number-columns-repeated="8" table:style-name="ce5"/>
          <table:table-cell table:number-columns-repeated="16" table:style-name="ce10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comentários" table:style-name="ta1">
        <table:table-column table:style-name="co9" table:default-cell-style-name="ce1"/>
        <table:table-column table:style-name="co1" table:number-columns-repeated="25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João Rodrigo Faria (103361) : algum do trabalho feito não foi contabilizado por ser apenas resolver warning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árbara Moreira(104056): o colega Dário Alves desistiu poucos dias (2) antes da entrega tendo o restante grupo ficado até lá á espera das submissões das funções dele nas quais supostamente teria trabalhado e concluído, faltando apenas a sua submissão. Assim não lhe serão atribuidas quaisquer cotações do projeto e procedemos a fazer a parte dele próximo da data de entrega final.</text:p>
          </table:table-cell>
          <table:table-cell table:number-columns-repeated="16383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6P0">
      <number:text>VERDADEIRO</number:text>
    </number:text-style>
    <number:text-style style:name="N36P1">
      <number:text>VERDADEIRO</number:text>
    </number:text-style>
    <number:text-style style:name="N36">
      <number:text>FALSO</number:text>
      <style:map style:condition="value()&gt;0" style:apply-style-name="N36P0"/>
      <style:map style:condition="value()&lt;0" style:apply-style-name="N36P1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0000"/>
      <style:text-properties fo:color="#FFFFFF" fo:font-weight="bold" style:font-weight-asian="bold" style:font-weight-complex="bold" style:font-family-generic="swiss"/>
    </style:style>
    <style:style style:name="cf2" style:family="table-cell">
      <style:table-cell-properties fo:background-color="transparent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arbara Moreira</meta:initial-creator>
    <dc:creator>Barbara Moreira</dc:creator>
    <meta:creation-date>2022-12-28T14:47:45Z</meta:creation-date>
    <dc:date>2023-01-07T00:13:55Z</dc:date>
  </office:meta>
</office:document-meta>
</file>